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toreException.DataStoreException(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oreException.DataStor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toreException.DataStor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